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Helvetica" svg:font-family="Helvetica" style:font-family-generic="swiss"/>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Helvetica1" svg:font-family="Helvetica" style:font-family-generic="swiss"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font-weight="bold"/>
    </style:style>
    <style:style style:name="P2" style:family="paragraph" style:parent-style-name="Standard">
      <style:paragraph-properties fo:margin-left="0in" fo:margin-right="0in" fo:text-align="center" style:justify-single-word="false" fo:text-indent="0in" style:auto-text-indent="false"/>
      <style:text-properties fo:font-weight="normal"/>
    </style:style>
    <style:style style:name="P3" style:family="paragraph" style:parent-style-name="Standard">
      <style:paragraph-properties fo:margin-left="0in" fo:margin-right="0in" fo:text-align="center" style:justify-single-word="false" fo:text-indent="0in" style:auto-text-indent="false"/>
      <style:text-properties fo:language="en" fo:country="CA" fo:font-weight="normal"/>
    </style:style>
    <style:style style:name="P4" style:family="paragraph" style:parent-style-name="Standard">
      <style:paragraph-properties fo:margin-left="0in" fo:margin-right="0in" fo:text-align="start" style:justify-single-word="false" fo:text-indent="0in" style:auto-text-indent="false"/>
      <style:text-properties style:font-name="Helvetica1" fo:font-weight="normal"/>
    </style:style>
    <style:style style:name="P5" style:family="paragraph" style:parent-style-name="Standard">
      <style:paragraph-properties fo:margin-left="0in" fo:margin-right="0in" fo:text-align="start" style:justify-single-word="false" fo:text-indent="0in" style:auto-text-indent="false"/>
      <style:text-properties style:font-name="Helvetica1" fo:font-weight="bold"/>
    </style:style>
    <style:style style:name="P6" style:family="paragraph" style:parent-style-name="Standard">
      <style:paragraph-properties fo:margin-left="0in" fo:margin-right="0in" fo:text-indent="0in" style:auto-text-indent="false"/>
      <style:text-properties style:font-name="Helvetica1"/>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style:font-name="Helvetica" fo:font-weight="normal"/>
    </style:style>
    <style:style style:name="P9" style:family="paragraph" style:parent-style-name="Standard">
      <style:paragraph-properties fo:margin-left="0in" fo:margin-right="0in" fo:text-indent="0in" style:auto-text-indent="false"/>
      <style:text-properties style:font-name="Helvetica1" fo:font-weight="normal"/>
    </style:style>
    <style:style style:name="P10" style:family="paragraph" style:parent-style-name="Standard">
      <style:paragraph-properties fo:margin-left="0in" fo:margin-right="0in" fo:text-indent="0in" style:auto-text-indent="false"/>
      <style:text-properties style:font-name="Helvetica1" fo:font-weight="bold"/>
    </style:style>
    <style:style style:name="P11" style:family="paragraph" style:parent-style-name="Standard">
      <style:paragraph-properties fo:margin-left="0in" fo:margin-right="0in" fo:text-indent="0in" style:auto-text-indent="false">
        <style:tab-stops>
          <style:tab-stop style:position="0.3791in"/>
        </style:tab-stops>
      </style:paragraph-properties>
      <style:text-properties style:font-name="Helvetica1"/>
    </style:style>
    <style:style style:name="P12" style:family="paragraph" style:parent-style-name="Standard" style:list-style-name="L1">
      <style:paragraph-properties fo:margin-left="0in" fo:margin-right="0in" fo:text-indent="0in" style:auto-text-indent="false">
        <style:tab-stops>
          <style:tab-stop style:position="0.3791in"/>
        </style:tab-stops>
      </style:paragraph-properties>
      <style:text-properties style:font-name="Helvetica1"/>
    </style:style>
    <style:style style:name="P13" style:family="paragraph" style:parent-style-name="Standard" style:list-style-name="L2">
      <style:paragraph-properties fo:margin-left="0in" fo:margin-right="0in" fo:text-indent="0in" style:auto-text-indent="false">
        <style:tab-stops>
          <style:tab-stop style:position="0.3791in"/>
        </style:tab-stops>
      </style:paragraph-properties>
      <style:text-properties style:font-name="Helvetica1"/>
    </style:style>
    <style:style style:name="P14" style:family="paragraph" style:parent-style-name="Standard" style:list-style-name="L3">
      <style:paragraph-properties fo:margin-left="0in" fo:margin-right="0in" fo:text-indent="0in" style:auto-text-indent="false">
        <style:tab-stops>
          <style:tab-stop style:position="0.3791in"/>
        </style:tab-stops>
      </style:paragraph-properties>
      <style:text-properties style:font-name="Helvetica1"/>
    </style:style>
    <style:style style:name="P15" style:family="paragraph" style:parent-style-name="Standard" style:list-style-name="L4">
      <style:paragraph-properties fo:margin-left="0in" fo:margin-right="0in" fo:text-indent="0in" style:auto-text-indent="false">
        <style:tab-stops>
          <style:tab-stop style:position="0.3791in"/>
        </style:tab-stops>
      </style:paragraph-properties>
      <style:text-properties style:font-name="Helvetica1"/>
    </style:style>
    <style:style style:name="P16" style:family="paragraph" style:parent-style-name="Standard" style:list-style-name="L5">
      <style:paragraph-properties fo:margin-left="0in" fo:margin-right="0in" fo:text-indent="0in" style:auto-text-indent="false">
        <style:tab-stops>
          <style:tab-stop style:position="0.3791in"/>
        </style:tab-stops>
      </style:paragraph-properties>
      <style:text-properties style:font-name="Helvetica1"/>
    </style:style>
    <style:style style:name="P17" style:family="paragraph" style:parent-style-name="Standard" style:list-style-name="L6">
      <style:paragraph-properties fo:margin-left="0in" fo:margin-right="0in" fo:text-indent="0in" style:auto-text-indent="false">
        <style:tab-stops>
          <style:tab-stop style:position="0.3791in"/>
        </style:tab-stops>
      </style:paragraph-properties>
      <style:text-properties style:font-name="Helvetica1"/>
    </style:style>
    <style:style style:name="P18" style:family="paragraph" style:parent-style-name="Standard" style:list-style-name="L7">
      <style:paragraph-properties fo:margin-left="0in" fo:margin-right="0in" fo:text-indent="0in" style:auto-text-indent="false">
        <style:tab-stops>
          <style:tab-stop style:position="0.3791in"/>
        </style:tab-stops>
      </style:paragraph-properties>
      <style:text-properties style:font-name="Helvetica1"/>
    </style:style>
    <style:style style:name="P19" style:family="paragraph" style:parent-style-name="Standard" style:list-style-name="L8">
      <style:paragraph-properties fo:margin-left="0in" fo:margin-right="0in" fo:text-indent="0in" style:auto-text-indent="false">
        <style:tab-stops>
          <style:tab-stop style:position="0.3791in"/>
        </style:tab-stops>
      </style:paragraph-properties>
      <style:text-properties style:font-name="Helvetica1"/>
    </style:style>
    <style:style style:name="P20" style:family="paragraph" style:parent-style-name="Standard">
      <style:paragraph-properties fo:margin-left="0in" fo:margin-right="0in" fo:text-indent="0in" style:auto-text-indent="false"/>
      <style:text-properties style:font-name="Helvetica1" fo:language="en" fo:country="CA" fo:font-weight="normal"/>
    </style:style>
    <style:style style:name="P21" style:family="paragraph" style:parent-style-name="Standard">
      <style:paragraph-properties fo:margin-left="0in" fo:margin-right="0in" fo:text-indent="0in" style:auto-text-indent="false"/>
      <style:text-properties fo:language="en" fo:country="CA" fo:font-weight="normal"/>
    </style:style>
    <style:style style:name="P22" style:family="paragraph" style:parent-style-name="Standard">
      <style:paragraph-properties fo:margin-left="0in" fo:margin-right="0in" fo:text-indent="0in" style:auto-text-indent="false">
        <style:tab-stops>
          <style:tab-stop style:position="0.3791in"/>
        </style:tab-stops>
      </style:paragraph-properties>
      <style:text-properties style:font-name="Helvetica1" fo:font-weight="bold"/>
    </style:style>
    <style:style style:name="P23" style:family="paragraph" style:parent-style-name="Standard">
      <style:paragraph-properties fo:margin-left="0in" fo:margin-right="0in" fo:text-indent="0in" style:auto-text-indent="false">
        <style:tab-stops>
          <style:tab-stop style:position="0.3791in"/>
        </style:tab-stops>
      </style:paragraph-properties>
      <style:text-properties style:font-name="Helvetica1" fo:font-weight="normal"/>
    </style:style>
    <style:style style:name="T1" style:family="text">
      <style:text-properties style:font-name="Helvetica1"/>
    </style:style>
    <style:style style:name="T2" style:family="text">
      <style:text-properties style:font-name="Helvetica1" fo:language="en" fo:country="CA"/>
    </style:style>
    <style:style style:name="T3" style:family="text">
      <style:text-properties style:font-name="Helvetica1"/>
    </style:style>
    <style:style style:name="T4" style:family="text">
      <style:text-properties style:font-name="Helvetica1" fo:language="en" fo:country="CA"/>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name="Helvetica1" fo:language="en" fo:country="CA" fo:font-weight="bold"/>
    </style:style>
    <style:style style:name="T8" style:family="text">
      <style:text-properties style:font-name="Helvetica1" fo:font-weight="bold"/>
    </style:style>
    <style:style style:name="T9" style:family="text">
      <style:text-properties style:font-name="Helvetica1" fo:font-size="12pt" fo:font-weight="bold"/>
    </style:style>
    <style:style style:name="T10" style:family="text">
      <style:text-properties style:font-name="Helvetica" fo:font-size="12pt" fo:font-weight="bold"/>
    </style:style>
    <style:style style:name="T11" style:family="text">
      <style:text-properties style:font-name="Helvetica" fo:font-weight="bold"/>
    </style:style>
    <style:style style:name="T12" style:family="text">
      <style:text-properties style:font-name="Helvetica" fo:font-weight="normal" style:font-weight-asian="normal" style:font-weight-complex="normal"/>
    </style:style>
    <style:style style:name="T13" style:family="text">
      <style:text-properties fo:color="#000000" fo:font-size="12pt" fo:background-color="transparent"/>
    </style:style>
    <style:style style:name="T14" style:family="text">
      <style:text-properties fo:language="en" fo:country="CA"/>
    </style:style>
    <style:style style:name="T15" style:family="text">
      <style:text-properties fo:font-weight="normal"/>
    </style:style>
    <style:style style:name="T16" style:family="text">
      <style:text-properties fo:language="en" fo:country="CA" fo:font-weight="normal"/>
    </style:style>
    <style:style style:name="T17" style:family="text">
      <style:text-properties fo:language="en" fo:country="US" fo:font-weight="normal"/>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4047in" text:min-label-width="0.25in"/>
        <style:text-properties style:font-name="StarSymbol1"/>
      </text:list-level-style-bullet>
      <text:list-level-style-bullet text:level="3" text:style-name="Bullet_20_Symbols" style:num-suffix="." text:bullet-char="–">
        <style:list-level-properties text:space-before="0.8098in" text:min-label-width="0.25in"/>
        <style:text-properties style:font-name="StarSymbol1"/>
      </text:list-level-style-bullet>
      <text:list-level-style-bullet text:level="4" text:style-name="Bullet_20_Symbols" style:num-suffix="." text:bullet-char="–">
        <style:list-level-properties text:space-before="1.2146in" text:min-label-width="0.25in"/>
        <style:text-properties style:font-name="StarSymbol1"/>
      </text:list-level-style-bullet>
      <text:list-level-style-bullet text:level="5" text:style-name="Bullet_20_Symbols" style:num-suffix="." text:bullet-char="–">
        <style:list-level-properties text:space-before="1.6193in" text:min-label-width="0.25in"/>
        <style:text-properties style:font-name="StarSymbol1"/>
      </text:list-level-style-bullet>
      <text:list-level-style-bullet text:level="6" text:style-name="Bullet_20_Symbols" style:num-suffix="." text:bullet-char="–">
        <style:list-level-properties text:space-before="2.0244in" text:min-label-width="0.25in"/>
        <style:text-properties style:font-name="StarSymbol1"/>
      </text:list-level-style-bullet>
      <text:list-level-style-bullet text:level="7" text:style-name="Bullet_20_Symbols" style:num-suffix="." text:bullet-char="–">
        <style:list-level-properties text:space-before="2.4291in" text:min-label-width="0.25in"/>
        <style:text-properties style:font-name="StarSymbol1"/>
      </text:list-level-style-bullet>
      <text:list-level-style-bullet text:level="8" text:style-name="Bullet_20_Symbols" style:num-suffix="." text:bullet-char="–">
        <style:list-level-properties text:space-before="2.8339in" text:min-label-width="0.25in"/>
        <style:text-properties style:font-name="StarSymbol1"/>
      </text:list-level-style-bullet>
      <text:list-level-style-bullet text:level="9" text:style-name="Bullet_20_Symbols" style:num-suffix="." text:bullet-char="–">
        <style:list-level-properties text:space-before="3.239in" text:min-label-width="0.25in"/>
        <style:text-properties style:font-name="StarSymbol1"/>
      </text:list-level-style-bullet>
      <text:list-level-style-bullet text:level="10" text:style-name="Bullet_20_Symbols" style:num-suffix="." text:bullet-char="–">
        <style:list-level-properties text:space-before="3.6437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4047in" text:min-label-width="0.25in"/>
        <style:text-properties style:font-name="StarSymbol1"/>
      </text:list-level-style-bullet>
      <text:list-level-style-bullet text:level="3" text:style-name="Bullet_20_Symbols" style:num-suffix="." text:bullet-char="–">
        <style:list-level-properties text:space-before="0.8098in" text:min-label-width="0.25in"/>
        <style:text-properties style:font-name="StarSymbol1"/>
      </text:list-level-style-bullet>
      <text:list-level-style-bullet text:level="4" text:style-name="Bullet_20_Symbols" style:num-suffix="." text:bullet-char="–">
        <style:list-level-properties text:space-before="1.2146in" text:min-label-width="0.25in"/>
        <style:text-properties style:font-name="StarSymbol1"/>
      </text:list-level-style-bullet>
      <text:list-level-style-bullet text:level="5" text:style-name="Bullet_20_Symbols" style:num-suffix="." text:bullet-char="–">
        <style:list-level-properties text:space-before="1.6193in" text:min-label-width="0.25in"/>
        <style:text-properties style:font-name="StarSymbol1"/>
      </text:list-level-style-bullet>
      <text:list-level-style-bullet text:level="6" text:style-name="Bullet_20_Symbols" style:num-suffix="." text:bullet-char="–">
        <style:list-level-properties text:space-before="2.0244in" text:min-label-width="0.25in"/>
        <style:text-properties style:font-name="StarSymbol1"/>
      </text:list-level-style-bullet>
      <text:list-level-style-bullet text:level="7" text:style-name="Bullet_20_Symbols" style:num-suffix="." text:bullet-char="–">
        <style:list-level-properties text:space-before="2.4291in" text:min-label-width="0.25in"/>
        <style:text-properties style:font-name="StarSymbol1"/>
      </text:list-level-style-bullet>
      <text:list-level-style-bullet text:level="8" text:style-name="Bullet_20_Symbols" style:num-suffix="." text:bullet-char="–">
        <style:list-level-properties text:space-before="2.8339in" text:min-label-width="0.25in"/>
        <style:text-properties style:font-name="StarSymbol1"/>
      </text:list-level-style-bullet>
      <text:list-level-style-bullet text:level="9" text:style-name="Bullet_20_Symbols" style:num-suffix="." text:bullet-char="–">
        <style:list-level-properties text:space-before="3.239in" text:min-label-width="0.25in"/>
        <style:text-properties style:font-name="StarSymbol1"/>
      </text:list-level-style-bullet>
      <text:list-level-style-bullet text:level="10" text:style-name="Bullet_20_Symbols" style:num-suffix="." text:bullet-char="–">
        <style:list-level-properties text:space-before="3.6437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4047in" text:min-label-width="0.25in"/>
        <style:text-properties style:font-name="StarSymbol1"/>
      </text:list-level-style-bullet>
      <text:list-level-style-bullet text:level="3" text:style-name="Bullet_20_Symbols" style:num-suffix="." text:bullet-char="–">
        <style:list-level-properties text:space-before="0.8098in" text:min-label-width="0.25in"/>
        <style:text-properties style:font-name="StarSymbol1"/>
      </text:list-level-style-bullet>
      <text:list-level-style-bullet text:level="4" text:style-name="Bullet_20_Symbols" style:num-suffix="." text:bullet-char="–">
        <style:list-level-properties text:space-before="1.2146in" text:min-label-width="0.25in"/>
        <style:text-properties style:font-name="StarSymbol1"/>
      </text:list-level-style-bullet>
      <text:list-level-style-bullet text:level="5" text:style-name="Bullet_20_Symbols" style:num-suffix="." text:bullet-char="–">
        <style:list-level-properties text:space-before="1.6193in" text:min-label-width="0.25in"/>
        <style:text-properties style:font-name="StarSymbol1"/>
      </text:list-level-style-bullet>
      <text:list-level-style-bullet text:level="6" text:style-name="Bullet_20_Symbols" style:num-suffix="." text:bullet-char="–">
        <style:list-level-properties text:space-before="2.0244in" text:min-label-width="0.25in"/>
        <style:text-properties style:font-name="StarSymbol1"/>
      </text:list-level-style-bullet>
      <text:list-level-style-bullet text:level="7" text:style-name="Bullet_20_Symbols" style:num-suffix="." text:bullet-char="–">
        <style:list-level-properties text:space-before="2.4291in" text:min-label-width="0.25in"/>
        <style:text-properties style:font-name="StarSymbol1"/>
      </text:list-level-style-bullet>
      <text:list-level-style-bullet text:level="8" text:style-name="Bullet_20_Symbols" style:num-suffix="." text:bullet-char="–">
        <style:list-level-properties text:space-before="2.8339in" text:min-label-width="0.25in"/>
        <style:text-properties style:font-name="StarSymbol1"/>
      </text:list-level-style-bullet>
      <text:list-level-style-bullet text:level="9" text:style-name="Bullet_20_Symbols" style:num-suffix="." text:bullet-char="–">
        <style:list-level-properties text:space-before="3.239in" text:min-label-width="0.25in"/>
        <style:text-properties style:font-name="StarSymbol1"/>
      </text:list-level-style-bullet>
      <text:list-level-style-bullet text:level="10" text:style-name="Bullet_20_Symbols" style:num-suffix="." text:bullet-char="–">
        <style:list-level-properties text:space-before="3.6437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y 2007 </text:span><text:span text:style-name="T2">JavaOne</text:span><text:span text:style-name="T1"> Session Proposal </text:span></text:p>
      <text:p text:style-name="P2"><text:a xlink:type="simple" xlink:href="http://www.vitamin-o.org/"><text:span text:style-name="T3">http://</text:span></text:a><text:a xlink:type="simple" xlink:href="http://www.vitamin-o.org/"><text:span text:style-name="T4">www.ener-j.org</text:span></text:a></text:p>
      <text:p text:style-name="P3"><text:a xlink:type="simple" xlink:href="mailto:dsyrstad@vscorp.com"><text:span text:style-name="T3">dsyrstad@ener-j.org</text:span></text:a></text:p>
      <text:p text:style-name="P4"/>
      <text:p text:style-name="P5">Title: <text:s text:c="3"/>Simplifying Persistence with Ener-J</text:p>
      <text:p text:style-name="P6"/>
      <text:p text:style-name="P6"><text:span text:style-name="T5">Level:</text:span> Intermediate</text:p>
      <text:p text:style-name="P6"><text:span text:style-name="T6">Session Type:</text:span> Technical Session</text:p>
      <text:p text:style-name="P7"><text:span text:style-name="T7">Category</text:span><text:span text:style-name="T8">:</text:span><text:span text:style-name="T9"> </text:span><text:span text:style-name="T10"><text:s/></text:span><text:span text:style-name="T11">Enterprise (Java EE Technology)</text:span><text:span text:style-name="T12">; or</text:span></text:p>
      <text:p text:style-name="P8"><text:span text:style-name="T13"><text:s text:c="19"/></text:span><text:span text:style-name="T5">Open Source and Community Development</text:span></text:p>
      <text:p text:style-name="P9"/>
      <text:p text:style-name="P10">Abstract:</text:p>
      <text:p text:style-name="P6"/>
      <text:p text:style-name="P11">Object databases have been around for many years, but why aren't they widely adopted? Why do Java APIs such as JDO and JPA present an object view on top of a relational model? How can you preserve your investment in existing source code and tools while moving to the future? How do we advance the state of database persistence to make our lives simpler? </text:p>
      <text:p text:style-name="P11"/>
      <text:p text:style-name="P11">This session<text:span text:style-name="T14"> reasons why you should use an object database. In specific, it discusses how Ener-J, a pure open source object database, can dramatically simplify persistence in your application. <text:s/>It presents a background on object databases and </text:span>features unique to Ener-J. You will see how Ener-J stacks up to object-relational mapping, while still supporting APIs such as the new Java Persistence Architecture (JPA). You will also see how Ener-J embraces the past (i.e., JDBC, JDO, and JPA) while looking towards the future.</text:p>
      <text:p text:style-name="P11"/>
      <text:p text:style-name="P11">This session will be loaded with code samples, demos, and benchmarks. After the talk, you will be able to try Ener-J on your own with minimal time commitment (and no investment!). </text:p>
      <text:p text:style-name="P11"/>
      <text:p text:style-name="P11"><text:span text:style-name="T5">Outline:</text:span></text:p>
      <text:p text:style-name="P11">Why Object Databases? What about Relational?</text:p>
      <text:list text:style-name="L1">
        <text:list-item>
          <text:p text:style-name="P12">Java: Classes and Objects</text:p>
        </text:list-item>
        <text:list-item>
          <text:p text:style-name="P12">Relational Database: Two-dimensional Tables</text:p>
        </text:list-item>
        <text:list-item>
          <text:p text:style-name="P12">The “Impedance Mismatch”</text:p>
        </text:list-item>
        <text:list-item>
          <text:p text:style-name="P12">The Object-Oriented Database System Manifesto</text:p>
        </text:list-item>
        <text:list-item>
          <text:p text:style-name="P12">Should do everything a relational database can do, and more: <text:s/>Rich query capabilities, Logging and recovery, Security, permissions, and authentication, Concurrency, Distributed features, Clusters, Large Database Support</text:p>
        </text:list-item>
        <text:list-item>
          <text:p text:style-name="P12">Many cases where joins are eliminated by using direct references.</text:p>
        </text:list-item>
        <text:list-item>
          <text:p text:style-name="P12">No more stored procedures. Behavior is in the objects.</text:p>
        </text:list-item>
        <text:list-item>
          <text:p text:style-name="P12">Object database vendors that have disappeared.</text:p>
        </text:list-item>
      </text:list>
      <text:p text:style-name="P11"/>
      <text:p text:style-name="P11">The APIs: JDO, Hibernate, and JPA</text:p>
      <text:list text:style-name="L2">
        <text:list-item>
          <text:p text:style-name="P13">JDO: ODMG origins, supports object databases and object-relational mapping.</text:p>
        </text:list-item>
        <text:list-item>
          <text:p text:style-name="P13">JDO Code sample (note: the same sample will be used throughout the presentation to compare the APIs.</text:p>
        </text:list-item>
        <text:list-item>
          <text:p text:style-name="P13">EJB3/JPA: Object-relational mapping only. Originally based on Hibernate, but then brought JDO concepts into the API.</text:p>
        </text:list-item>
        <text:list-item>
          <text:p text:style-name="P13">JPA code sample</text:p>
        </text:list-item>
      </text:list>
      <text:p text:style-name="P11"/>
      <text:p text:style-name="P11">What is Ener-J?</text:p>
      <text:list text:style-name="L3">
        <text:list-item>
          <text:p text:style-name="P14">A Pure Java-based Object Database.</text:p>
        </text:list-item>
        <text:list-item>
          <text:p text:style-name="P14">Plug-in architecture design.</text:p>
        </text:list-item>
        <text:list-item>
          <text:p text:style-name="P14">Full object-oriented OQL query language.</text:p>
        </text:list-item>
        <text:list-item>
          <text:p text:style-name="P14">Full and painless integration with Java</text:p>
        </text:list-item>
        <text:list-item>
          <text:p text:style-name="P14">Motivation.</text:p>
        </text:list-item>
        <text:list-item>
          <text:p text:style-name="P14">Why Java? Tight Java integration and object support. </text:p>
        </text:list-item>
      </text:list>
      <text:p text:style-name="P11"/>
      <text:p text:style-name="P11">Ener-J's Adoption of the Persistence Specs: </text:p>
      <text:list text:style-name="L4">
        <text:list-item>
          <text:p text:style-name="P15">Code sample for both JDO and JPA.</text:p>
        </text:list-item>
        <text:list-item>
          <text:p text:style-name="P15">Code comparisons between object-relational JPA sample and Ener-J.</text:p>
        </text:list-item>
        <text:list-item>
          <text:p text:style-name="P15">Demo building and running the samples. </text:p>
        </text:list-item>
        <text:list-item>
          <text:p text:style-name="P15">Beyond SQL: Demo of cool OQL capabilities</text:p>
        </text:list-item>
        <text:list-item>
          <text:p text:style-name="P15">Built-in Support for Optimistic Transactions</text:p>
        </text:list-item>
      </text:list>
      <text:p text:style-name="P11"/>
      <text:p text:style-name="P11">Benchmarks:</text:p>
      <text:list text:style-name="L5">
        <text:list-item>
          <text:p text:style-name="P16">Ener-J OO7 benchmark</text:p>
        </text:list-item>
        <text:list-item>
          <text:p text:style-name="P16">PolePos benchmarks covering Ener-J, JDO, and JPA.</text:p>
        </text:list-item>
      </text:list>
      <text:p text:style-name="P11"/>
      <text:p text:style-name="P11">Ener-J Embraces Existing Tools</text:p>
      <text:list text:style-name="L6">
        <text:list-item>
          <text:p text:style-name="P17">Demo Ener-J support for JDBC using the sample and BIRT.</text:p>
        </text:list-item>
      </text:list>
      <text:p text:style-name="P11"/>
      <text:p text:style-name="P11">Future Road-Map:</text:p>
      <text:list text:style-name="L7">
        <text:list-item>
          <text:p text:style-name="P18">Testing, testing, testing.</text:p>
        </text:list-item>
        <text:list-item>
          <text:p text:style-name="P18">More Tools</text:p>
        </text:list-item>
        <text:list-item>
          <text:p text:style-name="P18">Full-Motion: a dynamic model-driven UI, without writing UI code</text:p>
        </text:list-item>
        <text:list-item>
          <text:p text:style-name="P18">Better schema evolution/versioning</text:p>
        </text:list-item>
      </text:list>
      <text:p text:style-name="P11"/>
      <text:p text:style-name="P11">How to Get Started:</text:p>
      <text:list text:style-name="L8">
        <text:list-item>
          <text:p text:style-name="P19">Where to download</text:p>
        </text:list-item>
        <text:list-item>
          <text:p text:style-name="P19">Pointers to documentation</text:p>
        </text:list-item>
        <text:list-item>
          <text:p text:style-name="P19">Group support</text:p>
        </text:list-item>
        <text:list-item>
          <text:p text:style-name="P19">Q&amp;A</text:p>
        </text:list-item>
      </text:list>
      <text:p text:style-name="P11"/>
      <text:p text:style-name="P9"><text:span text:style-name="T5">Speaker:</text:span> </text:p>
      <text:p text:style-name="P9">Daniel A. <text:span text:style-name="T14">Syrstad</text:span></text:p>
      <text:p text:style-name="P20">President</text:p>
      <text:p text:style-name="P20">Visual Systems Corporation</text:p>
      <text:p text:style-name="P20">15004 Willa Ct</text:p>
      <text:p text:style-name="P20">Burnsville, MN <text:s/>55306</text:p>
      <text:p text:style-name="P21"><text:a xlink:type="simple" xlink:href="mailto:dsyrstad@vscorp.com"><text:span text:style-name="T3">dsyrstad@ener-j.org</text:span></text:a></text:p>
      <text:p text:style-name="P20">Phone: 952-892-5359</text:p>
      <text:p text:style-name="P6"/>
      <text:p text:style-name="P22">Biography of Daniel A. Syrstad</text:p>
      <text:p text:style-name="P23">Daniel A. Syrstad is the Founder and President of Visual Systems Corporation. Founded in 1991, Visual Systems provides software consulting services and software development tools the simplify and enhance software development. </text:p>
      <text:p text:style-name="P23"/>
      <text:p text:style-name="P11"><text:span text:style-name="T15">Over the past 23 years, Mr. Syrstad has worked on a wide range of systems varying from business-based applications to communications networks, compilers, database systems, operating systems, and</text:span><text:span text:style-name="T16"> development </text:span><text:span text:style-name="T15">tools. <text:s/>In 1993, Mr. Syrstad completed a relational database system, </text:span><text:span text:style-name="T17">RelDB</text:span><text:span text:style-name="T15">, for Visual Systems. In 1994, he completed Visual Systems' GUI-Kit(</text:span><text:span text:style-name="T17">tm</text:span><text:span text:style-name="T15">), a cross-platform GUI development tool. Currently, he is focusing on the architecture and development of Ener-J(tm), an open source Java-based object database system (ODBMS). Mr. Syrstad has been involved with Java since its first public release in 1995 and has been active in programming and software development since 1976.</text:span></text:p>
      <text:p text:style-name="P23"/>
      <text:p text:style-name="P23">--- 100 word form –-</text:p>
      <text:p text:style-name="P23">Daniel A. Syrstad is the Founder and President of Visual Systems Corporation. Founded in 1991, Visual Systems provides software consulting services and development tools. </text:p>
      <text:p text:style-name="P23"/>
      <text:p text:style-name="P23">Over the past 23 years, Mr. Syrstad has worked on a wide range of software. <text:s/>Currently, he is focusing on the architecture and development of Ener-J(tm), a Java-based open source object database system. Mr. Syrstad has been involved with Java since its first public release in 1995 and has been actively involved with computers and software development since 19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Helvetica" svg:font-family="Helvetica" style:font-family-generic="swiss"/>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Helvetica1" svg:font-family="Helvetic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Nimbus Roman No9 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52in" fo:margin-bottom="0.752in" fo:margin-left="0.752in" fo:margin-right="0.75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2-10-30T11:04:43</meta:creation-date>
    <dc:date>2006-12-15T13:07:38</dc:date>
    <meta:print-date>2006-12-15T13:05:41</meta:print-date>
    <dc:language>en-US</dc:language>
    <meta:editing-cycles>135</meta:editing-cycles>
    <meta:editing-duration>PT19H3M51S</meta:editing-duration>
    <meta:user-defined meta:name="Info 1"/>
    <meta:user-defined meta:name="Info 2"/>
    <meta:user-defined meta:name="Info 3"/>
    <meta:user-defined meta:name="Info 4"/>
    <meta:document-statistic meta:table-count="0" meta:image-count="0" meta:object-count="0" meta:page-count="3" meta:paragraph-count="69" meta:word-count="746" meta:character-count="4761"/>
  </office:meta>
</office:document-meta>
</file>